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list-style-name="LFO1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</style:style>
    <style:style style:name="T27" style:parent-style-name="DefaultParagraphFont" style:family="text">
      <style:text-properties style:font-name="Times New Roman" style:font-name-complex="Times New Roman"/>
    </style:style>
    <style:style style:name="T28" style:parent-style-name="DefaultParagraphFont" style:family="text">
      <style:text-properties style:font-name="Times New Roman" style:font-name-complex="Times New Roman"/>
    </style:style>
    <style:style style:name="T29" style:parent-style-name="DefaultParagraphFont" style:family="text">
      <style:text-properties style:font-name="Times New Roman" style:font-name-complex="Times New Roman"/>
    </style:style>
    <style:style style:name="T30" style:parent-style-name="DefaultParagraphFont" style:family="text">
      <style:text-properties style:font-name="Times New Roman" style:font-name-complex="Times New Roman"/>
    </style:style>
    <style:style style:name="T31" style:parent-style-name="DefaultParagraphFont" style:family="text">
      <style:text-properties style:font-name="Times New Roman" style:font-name-complex="Times New Roman"/>
    </style:style>
    <style:style style:name="T32" style:parent-style-name="DefaultParagraphFont" style:family="text">
      <style:text-properties style:font-name="Times New Roman" style:font-name-complex="Times New Roman"/>
    </style:style>
    <style:style style:name="T33" style:parent-style-name="DefaultParagraphFont" style:family="text">
      <style:text-properties style:font-name="Times New Roman" style:font-name-complex="Times New Roman"/>
    </style:style>
    <style:style style:name="T34" style:parent-style-name="DefaultParagraphFont" style:family="text">
      <style:text-properties style:font-name="Times New Roman" style:font-name-complex="Times New Roman"/>
    </style:style>
    <style:style style:name="T35" style:parent-style-name="DefaultParagraphFont" style:family="text">
      <style:text-properties style:font-name="Times New Roman" style:font-name-complex="Times New Roman"/>
    </style:style>
    <style:style style:name="T36" style:parent-style-name="DefaultParagraphFont" style:family="text">
      <style:text-properties style:font-name="Times New Roman" style:font-name-complex="Times New Roman" fo:color="#333333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/>
    </style:style>
    <style:style style:name="T39" style:parent-style-name="DefaultParagraphFont" style:family="text">
      <style:text-properties style:font-name="Times New Roman" style:font-name-complex="Times New Roman" fo:color="#333333"/>
    </style:style>
    <style:style style:name="T40" style:parent-style-name="DefaultParagraphFont" style:family="text">
      <style:text-properties style:font-name="Times New Roman" style:font-name-complex="Times New Roman" fo:color="#333333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 fo:color="#333333"/>
    </style:style>
    <style:style style:name="P43" style:parent-style-name="Standard" style:family="paragraph">
      <style:paragraph-properties fo:text-align="justify"/>
    </style:style>
    <style:style style:name="T44" style:parent-style-name="DefaultParagraphFont" style:family="text">
      <style:text-properties style:font-name="Times New Roman" style:font-name-complex="Times New Roman" fo:color="#333333"/>
    </style:style>
  </office:automatic-styles>
  <office:body>
    <office:text text:use-soft-page-breaks="true">
      <text:p text:style-name="P1">February 1, 2017</text:p>
      <text:p text:style-name="P10">Laitram LLC</text:p>
      <text:p text:style-name="P11">New Orleans, LA, U.S.</text:p>
      <text:p text:style-name="P12"/>
      <text:p text:style-name="P13">Dear Sir/ Ma'am,</text:p>
      <text:p text:style-name="P14"/>
      <text:p text:style-name="P15">This letter is to express my interest in your posting at laitram.com. I am very excited to hear of your available<text:s/>Business Development Analyst Intern<text:s/>position at Intralox division, and formally submit my resume for consideration. Intralox is Laitram’s largest division and an opportunity to work with the team would be a dream come true. I am sure you have received many candidates for this position, so allow me to present a few reasons why you should consider me.</text:p>
      <text:p text:style-name="P16"/>
      <text:p text:style-name="P17">I am a software engineer with a proven ability to develop high-performance applications and technical innovations. I have an undergraduate degree in Computer Engineering and currently enrolled in Masters in Computer Science at LSU, Baton Rouge. Since, 2013 I have served Deerwalk Inc., starting as an Associate Software Engineer and then promoted to Software Engineer till 2015. My responsibilities included:</text:p>
      <text:list text:style-name="LFO1" text:continue-numbering="true">
        <text:list-item>
          <text:p text:style-name="P18">Design and develop modules in Java/Groovy that reads the data from Web-Services (REST).</text:p>
        </text:list-item>
        <text:list-item>
          <text:p text:style-name="P19">Client specific custom report generation using Dynamic Jasper and ASPOSE. This allow client to upload their own template and export data on that format.</text:p>
        </text:list-item>
        <text:list-item>
          <text:p text:style-name="P20">Create drill-able dashboard that helped client to get overall insight of application from one place and research on new plug-ins, programs and tools to enhance the system.</text:p>
        </text:list-item>
        <text:list-item>
          <text:p text:style-name="P21">Made back-end service for Export making export details isolated from the front-end and also helped other project member to call the service instead of doing duplicate works.</text:p>
        </text:list-item>
        <text:list-item>
          <text:p text:style-name="P22">Communicate with clients via Emails, team meetings and telephone calls, for requirement specification and task updates.</text:p>
        </text:list-item>
      </text:list>
      <text:p text:style-name="P23"/>
      <text:p text:style-name="P24">Besides these, I am known for excellent client-facing skills and my greatest trait would be making a workplace merrier. My technical expertise includes cross-platform proficiency; influence in several programming language ( Java, groovy, C), Scripting language (JSP, GSP, JavaScript, jQuery, AngularJS), web services (REST, SOAP), web/App servers (Tomcat, JBoss), <text:s/>SDLC (Agile with Scrum, TDD, waterfall), Design Patterns (MVC, Singleton, Strategy, Proxy) and several tools and frameworks ( IntelliJ IDEA, Eclipse, Sublime Text, Git, Redmine and Grails,<text:s/>Spring Framework).</text:p>
      <text:p text:style-name="P25"/>
      <text:p text:style-name="P26"><text:span text:style-name="T27">I highly believe that your listed requirements closely matches my background and skills. And I would be more than happy to learn about the new techniques and skills. I have attached a copy of my resume that details my projects and exper</text:span><text:span text:style-name="T28">ience in software development. I can be reached anytime via my cell phone: (612)430-5265 or via email:<text:s/></text:span><text:a xlink:href="mailto:simronthapa1@gmail.com" office:target-frame-name="_top" xlink:show="replace"><text:span text:style-name="T29">simronthapa1@</text:span></text:a><text:a xlink:href="mailto:simronthapa1@gmail.com" office:target-frame-name="_top" xlink:show="replace"><text:span text:style-name="T30">outlook</text:span></text:a><text:a xlink:href="mailto:simronthapa1@gmail.com" office:target-frame-name="_top" xlink:show="replace"><text:span text:style-name="T31">.com</text:span></text:a><text:span text:style-name="T32"><text:s/>or<text:s/></text:span><text:a xlink:href="mailto:sthapa5@lsu.edu" office:target-frame-name="_top" xlink:show="replace"><text:span text:style-name="T33">sthapa5@lsu.edu</text:span></text:a><text:span text:style-name="T34">. My linkedin profile can be viewed at:<text:s/></text:span><text:a xlink:href="https://www.linkedin.com/in/simron-thapa-96a88875" office:target-frame-name="_top" xlink:show="replace"><text:span text:style-name="T35">https://www.linkedin.com/in/simron-thapa-96a88875</text:span></text:a><text:span text:style-name="T36"><text:s/>.</text:span></text:p>
      <text:p text:style-name="P37"/>
      <text:p text:style-name="P38"><text:span text:style-name="T39">Thank you for your time<text:s/></text:span><text:span text:style-name="T40">and consideration. I look forward to speaking with you.</text:span></text:p>
      <text:p text:style-name="P41"/>
      <text:p text:style-name="P42">Sincerely,</text:p>
      <text:p text:style-name="P43"><text:span text:style-name="T44">Simron Thap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fo:font-size="10.5pt" style:font-size-asian="10.5pt" style:font-size-complex="10.5pt"/>
    </style:style>
    <style:style style:name="P3" style:parent-style-name="Header" style:family="paragraph">
      <style:paragraph-properties fo:text-align="center"/>
      <style:text-properties fo:font-size="10.5pt" style:font-size-asian="10.5pt" style:font-size-complex="10.5pt"/>
    </style:style>
    <style:style style:name="P4" style:parent-style-name="Header" style:family="paragraph">
      <style:paragraph-properties fo:text-align="center"/>
      <style:text-properties fo:font-size="10.5pt" style:font-size-asian="10.5pt" style:font-size-complex="10.5pt"/>
    </style:style>
    <style:style style:name="P5" style:parent-style-name="Header" style:family="paragraph">
      <style:paragraph-properties fo:text-align="center"/>
    </style:style>
    <style:style style:name="T6" style:parent-style-name="DefaultParagraphFont" style:family="text">
      <style:text-properties fo:font-size="10.5pt" style:font-size-asian="10.5pt" style:font-size-complex="10.5pt"/>
    </style:style>
    <style:style style:name="T7" style:parent-style-name="DefaultParagraphFont" style:family="text">
      <style:text-properties fo:font-size="10.5pt" style:font-size-asian="10.5pt" style:font-size-complex="10.5pt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DefaultParagraphFont" style:family="text">
      <style:text-properties fo:font-size="10.5pt" style:font-size-asian="10.5pt" style:font-size-complex="10.5pt"/>
    </style:style>
  </office:automatic-styles>
  <office:master-styles>
    <style:master-page style:name="MP0" style:page-layout-name="PL0">
      <style:header>
        <text:p text:style-name="P2">Simron Thapa</text:p>
        <text:p text:style-name="P3">275 W. Roosevelt St.</text:p>
        <text:p text:style-name="P4">Baton Rouge, LA 70802</text:p>
        <text:p text:style-name="P5"><text:a xlink:href="mailto:simronthapa1@gmail.com" office:target-frame-name="_top" xlink:show="replace"><text:span text:style-name="T6">simronthapa1@</text:span></text:a><text:a xlink:href="mailto:simronthapa1@gmail.com" office:target-frame-name="_top" xlink:show="replace"><text:span text:style-name="T7">outlook</text:span></text:a><text:a xlink:href="mailto:simronthapa1@gmail.com" office:target-frame-name="_top" xlink:show="replace"><text:span text:style-name="T8">.com</text:span></text:a><text:span text:style-name="T9">, sthapa5@lsu.edu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mron Thapa</meta:initial-creator>
    <dc:creator>Simron Thapa</dc:creator>
    <meta:creation-date>2017-02-01T21:16:00Z</meta:creation-date>
    <dc:date>2017-02-01T21:24:00Z</dc:date>
    <meta:template xlink:href="Normal" xlink:type="simple"/>
    <meta:editing-cycles>3</meta:editing-cycles>
    <meta:editing-duration>PT120S</meta:editing-duration>
    <meta:document-statistic meta:page-count="1" meta:paragraph-count="6" meta:word-count="456" meta:character-count="3050" meta:row-count="21" meta:non-whitespace-character-count="2600"/>
  </office:meta>
</office:document-meta>
</file>